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number-columns-repeated="7" table:default-cell-style-name="ce4"/>
        <table:table-row table:style-name="ro1"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 table:number-columns-repeated="2"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7.85" calcext:value-type="float">
            <text:p>47.85</text:p>
          </table:table-cell>
          <table:table-cell table:style-name="ce2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86.88" calcext:value-type="float">
            <text:p>86.8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8.82" calcext:value-type="float">
            <text:p>68.82</text:p>
          </table:table-cell>
          <table:table-cell table:style-name="ce2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86.18" calcext:value-type="float">
            <text:p>86.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85.38" calcext:value-type="float">
            <text:p>85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32" calcext:value-type="float">
            <text:p>83.32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8.33" calcext:value-type="float">
            <text:p>78.33</text:p>
          </table:table-cell>
          <table:table-cell table:style-name="ce2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4" calcext:value-type="float">
            <text:p>83.24</text:p>
          </table:table-cell>
          <table:table-cell table:style-name="ce2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22" calcext:value-type="float">
            <text:p>85.22</text:p>
          </table:table-cell>
          <table:table-cell table:style-name="ce2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1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2.97cm" svg:height="12.91cm" svg:x="27.485cm" svg:y="2.125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22:44:10.186800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7-21T23:21:46.169828392</dc:date>
    <meta:editing-duration>PT2H24M1S</meta:editing-duration>
    <meta:editing-cycles>5</meta:editing-cycles>
    <meta:document-statistic meta:table-count="2" meta:cell-count="1843" meta:object-count="3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971cm" svg:height="12.911cm" xlink:href=".." xlink:type="simple" chart:class="chart:line" chart:style-name="ch1">
        <chart:title svg:x="8.346cm" svg:y="0.394cm" chart:style-name="ch2">
          <text:p>retraining dataset size = 60000</text:p>
        </chart:title>
        <chart:legend chart:legend-position="end" svg:x="14.748cm" svg:y="2.825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47cm" svg:y="1.431cm" svg:width="12.819cm" svg:height="10.241cm">
          <chartooo:coordinate-region svg:x="2.091cm" svg:y="1.63cm" svg:width="11.547cm" svg:height="9.395cm"/>
          <chart:axis chart:dimension="x" chart:name="primary-x" chart:style-name="ch5" chartooo:axis-type="auto">
            <chartooo:date-scale/>
            <chart:title svg:x="5.956cm" svg:y="11.93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5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